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20000002000002A100000092D67C58C3539EA8D4.eps" manifest:media-type="image/x-eps"/>
  <manifest:file-entry manifest:full-path="Pictures/10000000000001F80000016998F44906F33A7E51.png" manifest:media-type="image/png"/>
  <manifest:file-entry manifest:full-path="Pictures/1000020100000752000001C12E39BAB3DDEB187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223cm" svg:height="1.491cm" svg:x="6.015cm" svg:y="1.628cm">
          <draw:image xlink:href="Pictures/1000020100000752000001C12E39BAB3DDEB1878.png" xlink:type="simple" xlink:show="embed" xlink:actuate="onLoad">
            <text:p/>
          </draw:image>
        </draw:frame>
        <draw:frame draw:style-name="gr1" draw:text-style-name="P1" draw:layer="layout" svg:width="3.932cm" svg:height="2.813cm" svg:x="1.5cm" svg:y="1.305cm">
          <draw:image xlink:href="Pictures/10000000000001F80000016998F44906F33A7E51.png" xlink:type="simple" xlink:show="embed" xlink:actuate="onLoad">
            <text:p/>
          </draw:image>
        </draw:frame>
        <draw:frame draw:style-name="gr1" draw:text-style-name="P1" draw:layer="layout" svg:width="6.734cm" svg:height="1.46cm" svg:x="13.274cm" svg:y="1.643cm">
          <draw:image xlink:href="Pictures/20000002000002A100000092D67C58C3539EA8D4.eps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7T10:25:21.058353000</meta:creation-date>
    <dc:date>2016-08-17T10:29:31.091688000</dc:date>
    <meta:editing-duration>PT4M10S</meta:editing-duration>
    <meta:editing-cycles>1</meta:editing-cycles>
    <meta:document-statistic meta:object-count="3"/>
    <meta:generator>LibreOffice/5.2.0.4$MacOSX_X86_64 LibreOffice_project/066b007f5ebcc236395c7d282ba488bca6720265</meta:generator>
  </office:meta>
</office:document-meta>
</file>